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CCCC"/>
    </style:style>
    <style:style style:name="ce6" style:family="table-cell" style:parent-style-name="Default" style:data-style-name="N0">
      <style:table-cell-properties fo:background-color="#FF7C80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0">
      <style:table-cell-properties fo:background-color="#FF7C80"/>
    </style:style>
    <style:style style:name="ce9" style:family="table-cell" style:parent-style-name="Default" style:data-style-name="N0">
      <style:table-cell-properties fo:background-color="#FF9999"/>
    </style:style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6.959791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6.8010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404 lnks</text:p>
          </table:table-cell>
          <table:table-cell office:value-type="string" table:style-name="ce2">
            <text:p>Checked</text:p>
          </table:table-cell>
          <table:table-cell office:value-type="string" table:style-name="ce2">
            <text:p>Found</text:p>
          </table:table-cell>
          <table:table-cell office:value-type="string" table:style-name="ce2">
            <text:p>commen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<text:s text:c="2"/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dren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gathodem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irstrikeMark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lienvsPredator2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lliedMarine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lternate/GibDeath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named in JSON fi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a/Amulets&amp;Arm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a/AnachronoxTexturePack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a/AnkhofLif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postas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pprenticeofDSpari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rbalestotAncie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rchon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rmorSe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ugmentedArachnotr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abyCacodem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b/BaphometsEye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b/BeachUmbrella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nam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b/BeheadedKamikaz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erserkSphe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lackandGreenTexture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lood1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nam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b/Blood2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b/BloodGhost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b/BloodlustSphe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b/BloodyChain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b/BloodyHead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ookoftheDead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ootsoftheNorth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<text:s text:c="2"/>https://github.com/smeghammer/r_mirror/raw/master/b/BracersofForce.zip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Seems to be the correct filename. Check again</text:p>
          </table:table-cell>
          <table:table-cell table:number-columns-repeated="16380" table:style-name="ce5"/>
        </table:table-row>
        <table:table-row table:style-name="ro1">
          <table:table-cell office:value-type="string" table:style-name="ce1">
            <text:p><text:s text:c="2"/>https://github.com/smeghammer/r_mirror/raw/master/b/BronzeLight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renamed from BronzeLamp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b/BurningCorpse(Doom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urningCorpse(Hexen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colanter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cti(slim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ctu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gesTexture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gesTexturePackVol2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eramicPottery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handelier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<text:s text:c="2"/>https://github.com/smeghammer/r_mirror/raw/master/c/Chasm-TheRiftBetaPack.zip</text:p>
          </table:table-cell>
          <table:table-cell office:value-type="string" table:style-name="ce6">
            <text:p>y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enamed. May not be the correct one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1">
            <text:p><text:s text:c="2"/>https://github.com/smeghammer/r_mirror/raw/master/c/CheshireCacodemo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c/Chicken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c/ClockTowerBell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oreTentacle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rimsonBanner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rusadersOfMight&amp;MagicTextur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c/CultoftheSerpentStaff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yberdemonGore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aggerfallTexture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aikatanaTexture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is .7z - may not be correc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<text:s text:c="2"/>https://github.com/smeghammer/r_mirror/raw/master/d/DarkBaseTexturePack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d/DBIGFONTPlai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ad/SwampTre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renamed in JSON fi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d/DeadGeneral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monicDron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ployableSentryGu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scentI&amp;IITextur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structibleFantasyProp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vilWorm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iogen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isciple(withmelee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 text:c="2"/>https://github.com/smeghammer/r_mirror/raw/master/d/Doom64Light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<text:s text:c="2"/>https://github.com/smeghammer/r_mirror/raw/master/d/Doom64Torche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<text:s text:c="2"/>https://github.com/smeghammer/r_mirror/raw/master/d/DoomPotpourriTex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<text:s text:c="2"/>https://github.com/smeghammer/r_mirror/raw/master/d/DoomRPGGhoul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4">
            <text:p><text:s text:c="2"/>https://github.com/smeghammer/r_mirror/raw/master/d/DoomSmallfontSquare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4">
            <text:p><text:s text:c="2"/>https://github.com/smeghammer/r_mirror/raw/master/d/DoomTerrainSplash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7">
            <text:p><text:s text:c="2"/>https://github.com/smeghammer/r_mirror/raw/master/d/DoomTexturesforDoomII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7">
            <text:p><text:s text:c="2"/>https://github.com/smeghammer/r_mirror/raw/master/d/DoubleDamageSphere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d/DrDoctor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keNukem3D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keNukemAtomic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keNukem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keNukem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sk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mb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nemyDoll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nhancedCacodem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nlightening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nlightening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rratic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s text:c="2"/>https://github.com/smeghammer/r_mirror/raw/master/e/EternalDoomResourcePack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e/EvilEye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xplosionsnStuff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at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inalDoom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IREBLU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irePillars(Doom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s text:c="2"/>https://github.com/smeghammer/r_mirror/raw/master/f/FirePillars(Hexen)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f/FirePillars(Strife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ireSerpe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leshFeast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leshPilla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leshSpaw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loorandCeilingLanter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o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odBarrel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rcefieldLaserbeam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rmerScientistsPack2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untainofRejuvena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usionArachno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arden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argoyleWin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argoyleWing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hostbustersDoom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oldenFleeceSheep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oreDecor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othic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g/Gra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alf-Lif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<text:s text:c="2"/>https://github.com/smeghammer/r_mirror/raw/master/h/HandoftheWraith.zip</text:p>
          </table:table-cell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ooks correct already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1">
            <text:p><text:s text:c="2"/>https://github.com/smeghammer/r_mirror/raw/master/h/HeadlessZombieScienti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avyCarbineZombiema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avyMetalFAKKII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<text:s text:c="2"/>https://github.com/smeghammer/r_mirror/raw/master/h/HellBass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">
            <text:p><text:s text:c="2"/>https://github.com/smeghammer/r_mirror/raw/master/h/HellPaladi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llsFur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llsGuar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reticIITexture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xenTree&amp;Leaf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conoftheRav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Condense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Te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Upp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UpperBol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KPack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mpaledMarin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mpalerCrossbow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mprovedDBigFont+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WadBrightmap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<text:s text:c="2"/>https://github.com/smeghammer/r_mirror/raw/master/j/Jackbomb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eems correct?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1">
            <text:p><text:s text:c="2"/>https://github.com/smeghammer/r_mirror/raw/master/k/Karasawa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ameduk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argeBloodContain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aserArena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avab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egendoftheSevenPaladi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ightColumn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iquidFountai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ordofHeres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ycanthrop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achine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ageslayerTexture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<text:s text:c="2"/>https://github.com/smeghammer/r_mirror/raw/master/m/MagicSparkle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m/MagicSqui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<text:s text:c="2"/>https://github.com/smeghammer/r_mirror/raw/master/m/MagnetSaw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eems OK?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7">
            <text:p><text:s text:c="2"/>https://github.com/smeghammer/r_mirror/raw/master/m/MaliceTexturePack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m/MapDevelopment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arineSupply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<text:s text:c="2"/>https://github.com/smeghammer/r_mirror/raw/master/m/MaskofTerror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eems OK?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1">
            <text:p><text:s text:c="2"/>https://github.com/smeghammer/r_mirror/raw/master/m/MaxPayne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edieval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ementwo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inecraftia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m/Miniplicit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s text:c="2"/>https://github.com/smeghammer/r_mirror/raw/master/m/MysteriesotSithTexs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n/Nailbor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ailborgCommando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ecrodomeBarrel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<text:s text:c="2"/>https://github.com/smeghammer/r_mirror/raw/master/n/NightmareAnimationsPack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9">
            <text:p><text:s text:c="2"/>https://github.com/smeghammer/r_mirror/raw/master/n/NightmareTexturePack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">
            <text:p><text:s text:c="2"/>https://github.com/smeghammer/r_mirror/raw/master/n/NMNCorpVol1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MNCorpVol2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oir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oughtPointFou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uclearMissileLaunch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o/Ogro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o/OilBa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o/Outlaw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p/Palmtrees(burntstumps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alm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atchedUp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entacleofProjec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hobosRock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ipeBomb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lagueImp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<text:s text:c="2"/>https://github.com/smeghammer/r_mirror/raw/master/p/PlasmaRepeater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eems OK?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1">
            <text:p><text:s text:c="2"/>https://github.com/smeghammer/r_mirror/raw/master/p/PotionofFireResistanc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otion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owerGlob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owerslaveTexture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p/PowerStim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p/PowerUpRingSpawner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p/PSXFireSkie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p/PsyrenTexture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p/Pump-ActionShot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d-ShotgunZombi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2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IChain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I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iver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adix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ainSimp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ecoloredDoom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eturnToCastleWolfenstein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evolver(PS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ngofRegenerati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ngoftheOw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otNerveGasLaunch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seoftheTriad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ocketPi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ocketZombieII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omerosDoomDumpGor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cepterofSoul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creamsScreamsScream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crollofHellfir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eawee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adowWarrio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arkwithLas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ellKi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irtlessBeheadedMarin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ilve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kullCand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mallBloodContain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malltrees&amp;bush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olidSnake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oulSpawn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parkleSpawn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park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inedGlassWindow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lagmitesandStalactit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rTrekEliteForceTex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rvingRa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tusRepor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tusReportBi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rongholdPowerPa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uperDem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upplyBox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ystemShock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alismanoftheDepth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ekWa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eleportSmokeSpawn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hunderFX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meoftheForsake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oMuchBrown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rchVariatio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rmentstein3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rashCa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ACSniper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ndeadKnight(dualaxe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ndying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nmakerZombi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sefulDoomEdit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sefulFlats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TNTPyro-Cann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v/VariousDoomKey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allTorch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andofEmb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arlordofHe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itchaven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olfHow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x/XtraLites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z/ZDoomBi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z/ZombiePlasmaScientis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46 https://github.com/smeghammer/r_mirror/raw/master/a/ActionMachine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0 https://github.com/smeghammer/r_mirror/raw/master/a/ASMDShock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1 https://github.com/smeghammer/r_mirror/raw/master/a/AutoShot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3 https://github.com/smeghammer/r_mirror/raw/master/b/BRP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4 https://github.com/smeghammer/r_mirror/raw/master/b/BaphometsHear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60 https://github.com/smeghammer/r_mirror/raw/master/b/Butcher(Gun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62 https://github.com/smeghammer/r_mirror/raw/master/c/ClaymoreMin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67 https://github.com/smeghammer/r_mirror/raw/master/d/Doom25SS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70 https://github.com/smeghammer/r_mirror/raw/master/d/DualBarrelLaser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77 https://github.com/smeghammer/r_mirror/raw/master/f/FistsofFury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84 https://github.com/smeghammer/r_mirror/raw/master/g/GatlingLas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91 https://github.com/smeghammer/r_mirror/raw/master/h/HeavyChaingun.zip</text:p>
          </table:table-cell>
          <table:table-cell table:number-columns-repeated="16383"/>
        </table:table-row>
        <table:table-row table:number-rows-repeated="1048301" table:style-name="ro1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lternate/GibDeath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a/Anachrono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SMDShock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uto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phometsEy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Gho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yChai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RP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utcher(Gu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asm-TheRift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ic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laymoreMin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arkBas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ead/Swamp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n JSON o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d/Doom25SS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Ligh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Potpourri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TexturesforDoom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ualBarrelLas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e/EternalDoomResourc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Doom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Hexe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stsofFur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atling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ra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avy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T heavy machinegun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h/HellBas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xenTree&amp;Leaf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i/IDTe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m/MagicSpark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lic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xPayne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ysteriesotSith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Animation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lav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tim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UpRing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XFireSki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yr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ump-Action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d-Shotgun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2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iver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d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inSimp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coloredDoom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turnToCastleWolfenstein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volver(PS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ngofRegenera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otNerveGasLaunch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seoftheTriad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Pi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Zombie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merosDoomDumpGo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eamsScreamsScream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ollofHellfi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eawee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dowWarri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rkwith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https://github.com/smeghammer/r_mirror/raw/master/s/ShellKi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irtlessBeheadedMarin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ilve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kullCand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BloodContain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trees&amp;bus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lidSnake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ul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le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qui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https://github.com/smeghammer/r_mirror/raw/master/s/StainedGlassWindow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lagmitesandStalactit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TrekEliteForce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vingRa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rongholdPowerPa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upplyBo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ystemShock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ekWa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<text:a xlink:href="https://github.com/smeghammer/r_mirror/raw/master/t/TeleportSmokeSpawner.zip">https://github.com/smeghammer/r_mirror/raw/master/t/TeleportSmokeSpawner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hunderF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meoftheForsa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oMuchBrow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ch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mentstein3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rashCa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ACSnip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ndeadKnight(dualaxe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dying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maker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<text:a xlink:href="https://github.com/smeghammer/r_mirror/raw/master/u/UsefulDoomEdits.zip">https://github.com/smeghammer/r_mirror/raw/master/u/UsefulDoomEdits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u/UsefulFlat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TNTPyro-Cann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v/VariousDoomKey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ll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ndofEmb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rlord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itchav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x/XtraLite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Doom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ombiePlasmaScienti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"/>
          <table:table-cell table:number-columns-repeated="16383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Sheet1.A2:Sheet1.A275">
          <table:sort>
            <table:sort-by table:field-number="0"/>
          </table:sort>
        </table:database-range>
        <table:database-range table:target-range-address="Sheet2.A1:Sheet2.D1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ilas Jewitt</meta:initial-creator>
    <dc:creator>Silas Jewitt</dc:creator>
    <meta:creation-date>2021-06-19T19:53:15Z</meta:creation-date>
    <dc:date>2021-06-21T21:00:21Z</dc:date>
    <meta:editing-duration>PT0S</meta:editing-duration>
  </office:meta>
</office:document-meta>
</file>